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Regular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648cm" fo:min-width="0.398cm" fo:wrap-option="wrap"/>
    </style:style>
    <style:style style:name="gr3" style:family="graphic" style:parent-style-name="standard">
      <style:graphic-properties draw:stroke="none" svg:stroke-color="#000000" draw:fill="none" draw:fill-color="#ffffff" fo:min-height="0.94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669cm" fo:min-width="5.562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2.051cm"/>
      <style:paragraph-properties style:writing-mode="lr-tb"/>
    </style:style>
    <style:style style:name="gr7" style:family="graphic" style:parent-style-name="objectwithoutfill">
      <style:graphic-properties draw:marker-end="Arrowheads_20_2" draw:marker-end-width="0.3cm" draw:fill="none" draw:textarea-vertical-align="middle"/>
    </style:style>
    <style:style style:name="gr8" style:family="graphic" style:parent-style-name="objectwithoutfill">
      <style:graphic-properties draw:marker-end="Arrowheads_20_3" draw:marker-end-width="0.3cm" draw:fill="none" draw:textarea-vertical-align="middle"/>
    </style:style>
    <style:style style:name="gr9" style:family="graphic" style:parent-style-name="objectwithoutfill">
      <style:graphic-properties draw:marker-end="Arrowheads_20_4" draw:marker-end-width="0.3cm" draw:fill="none" draw:textarea-vertical-align="middle"/>
    </style:style>
    <style:style style:name="gr10" style:family="graphic" style:parent-style-name="objectwithoutfill">
      <style:graphic-properties draw:marker-end="Arrowheads_20_5" draw:marker-end-width="0.3cm" draw:fill="none" draw:textarea-vertical-align="middle"/>
    </style:style>
    <style:style style:name="gr11" style:family="graphic" style:parent-style-name="objectwithoutfill">
      <style:graphic-properties draw:marker-end="Arrowheads_20_6" draw:marker-end-width="0.3cm" draw:fill="none" draw:textarea-vertical-align="middle"/>
    </style:style>
    <style:style style:name="gr12" style:family="graphic" style:parent-style-name="objectwithoutfill">
      <style:graphic-properties draw:marker-end="Arrowheads_20_7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.18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88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Aktör0" xml:id="id1" draw:id="id1">
          <draw:line draw:style-name="gr1" draw:text-style-name="P1" draw:layer="layout" svg:x1="5.348cm" svg:y1="16.536cm" svg:x2="5.348cm" svg:y2="19.411cm">
            <text:p/>
          </draw:line>
          <draw:line draw:style-name="gr1" draw:text-style-name="P1" draw:layer="layout" svg:x1="5.348cm" svg:y1="19.393cm" svg:x2="4.078cm" svg:y2="20.98cm">
            <text:p/>
          </draw:line>
          <draw:line draw:style-name="gr1" draw:text-style-name="P1" draw:layer="layout" svg:x1="5.348cm" svg:y1="19.394cm" svg:x2="6.618cm" svg:y2="20.981cm">
            <text:p/>
          </draw:line>
          <draw:line draw:style-name="gr1" draw:text-style-name="P2" draw:layer="layout" svg:x1="5.348cm" svg:y1="17.17cm" svg:x2="6.935cm" svg:y2="18.758cm">
            <text:p/>
          </draw:line>
          <draw:line draw:style-name="gr1" draw:text-style-name="P2" draw:layer="layout" svg:x1="5.348cm" svg:y1="17.17cm" svg:x2="3.761cm" svg:y2="18.758cm">
            <text:p/>
          </draw:line>
          <draw:custom-shape draw:style-name="gr2" draw:text-style-name="P3" draw:layer="layout" svg:width="1.27cm" svg:height="1.27cm" svg:x="4.713cm" svg:y="15.2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4" draw:layer="layout" svg:width="8.573cm" svg:height="1.195cm" svg:x="0.902cm" svg:y="21.298cm">
          <draw:text-box>
            <text:p>Yazılım Mühendisi</text:p>
          </draw:text-box>
        </draw:frame>
        <draw:custom-shape draw:name="YazılımSistemiÖzelleştirme" draw:style-name="gr4" draw:text-style-name="P5" xml:id="id2" draw:id="id2" draw:layer="layout" svg:width="8.572cm" svg:height="4.127cm" svg:x="20.928cm" svg:y="16.066cm">
          <text:p text:style-name="P5">Yazılım Sistemi Özelleştir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6.935cm" svg:y1="18.123cm" svg:x2="20.928cm" svg:y2="18.13cm" draw:start-shape="id1" draw:start-glue-point="1" draw:end-shape="id2" draw:end-glue-point="6" svg:d="M6935 18123l13993 7" svg:viewBox="0 0 13994 8">
          <text:p/>
        </draw:connector>
      </draw:page>
      <draw:page draw:name="page2" draw:style-name="dp1" draw:master-page-name="Default">
        <draw:g draw:name="Aktör1" xml:id="id3" draw:id="id3">
          <draw:line draw:style-name="gr1" draw:text-style-name="P1" draw:layer="layout" svg:x1="5.348cm" svg:y1="16.536cm" svg:x2="5.348cm" svg:y2="19.411cm">
            <text:p/>
          </draw:line>
          <draw:line draw:style-name="gr1" draw:text-style-name="P1" draw:layer="layout" svg:x1="5.348cm" svg:y1="19.393cm" svg:x2="4.078cm" svg:y2="20.98cm">
            <text:p/>
          </draw:line>
          <draw:line draw:style-name="gr1" draw:text-style-name="P1" draw:layer="layout" svg:x1="5.348cm" svg:y1="19.394cm" svg:x2="6.618cm" svg:y2="20.981cm">
            <text:p/>
          </draw:line>
          <draw:line draw:style-name="gr1" draw:text-style-name="P2" draw:layer="layout" svg:x1="5.348cm" svg:y1="17.17cm" svg:x2="6.935cm" svg:y2="18.758cm">
            <text:p/>
          </draw:line>
          <draw:line draw:style-name="gr1" draw:text-style-name="P2" draw:layer="layout" svg:x1="5.348cm" svg:y1="17.17cm" svg:x2="3.761cm" svg:y2="18.758cm">
            <text:p/>
          </draw:line>
          <draw:custom-shape draw:style-name="gr2" draw:text-style-name="P3" draw:layer="layout" svg:width="1.27cm" svg:height="1.27cm" svg:x="4.713cm" svg:y="15.2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4" draw:layer="layout" svg:width="6.908cm" svg:height="2.301cm" svg:x="1.902cm" svg:y="21.298cm">
          <draw:text-box>
            <text:p>Şube Müdürü</text:p>
            <text:p>Şirket Müdürü</text:p>
          </draw:text-box>
        </draw:frame>
        <draw:custom-shape draw:name="YazılımSistemineGiriş0" draw:style-name="gr4" draw:text-style-name="P5" xml:id="id4" draw:id="id4" draw:layer="layout" svg:width="8.572cm" svg:height="4.127cm" svg:x="20.928cm" svg:y="16.066cm">
          <text:p text:style-name="P5">Yazılım Sistemine Giriş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6.935cm" svg:y1="18.123cm" svg:x2="20.928cm" svg:y2="18.13cm" draw:start-shape="id3" draw:start-glue-point="1" draw:end-shape="id4" draw:end-glue-point="6" svg:d="M6935 18123l13993 7" svg:viewBox="0 0 13994 8">
          <text:p/>
        </draw:connector>
        <draw:custom-shape draw:name="ŞirketYönetimi0" draw:style-name="gr4" draw:text-style-name="P5" xml:id="id5" draw:id="id5" draw:layer="layout" svg:width="8.572cm" svg:height="4.127cm" svg:x="21.145cm" svg:y="20.828cm">
          <text:p text:style-name="P5">Şirket Yönetim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6.935cm" svg:y1="18.123cm" svg:x2="21.145cm" svg:y2="22.892cm" draw:start-shape="id3" draw:start-glue-point="1" draw:end-shape="id5" draw:end-glue-point="6" svg:d="M6935 18123l14210 4769" svg:viewBox="0 0 14211 4770">
          <text:p/>
        </draw:connector>
        <draw:custom-shape draw:name="[ŞY]ŞubeYönetimi0" draw:style-name="gr4" draw:text-style-name="P5" xml:id="id6" draw:id="id6" draw:layer="layout" svg:width="8.572cm" svg:height="4.127cm" svg:x="20.828cm" svg:y="11.303cm">
          <text:p text:style-name="P5">[ŞY]Şube Yönetim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6.935cm" svg:y1="18.123cm" svg:x2="20.828cm" svg:y2="13.367cm" draw:start-shape="id3" draw:start-glue-point="1" draw:end-shape="id6" draw:end-glue-point="6" svg:d="M6935 18123l13893-4756" svg:viewBox="0 0 13894 4757">
          <text:p/>
        </draw:connector>
        <draw:custom-shape draw:name="[ŞY]PersonelYönetimi0" draw:style-name="gr4" draw:text-style-name="P5" xml:id="id7" draw:id="id7" draw:layer="layout" svg:width="8.572cm" svg:height="4.127cm" svg:x="21.145cm" svg:y="25.59cm">
          <text:p text:style-name="P5">[ŞY]Personel Yönetim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6.935cm" svg:y1="18.123cm" svg:x2="21.145cm" svg:y2="27.654cm" draw:start-shape="id3" draw:start-glue-point="1" draw:end-shape="id7" draw:end-glue-point="6" svg:d="M6935 18123l14210 9531" svg:viewBox="0 0 14211 9532">
          <text:p/>
        </draw:connector>
        <draw:custom-shape draw:name="[ŞY]TaşıtYönetimi0" draw:style-name="gr4" draw:text-style-name="P5" xml:id="id8" draw:id="id8" draw:layer="layout" svg:width="8.572cm" svg:height="4.127cm" svg:x="20.828cm" svg:y="6.54cm">
          <text:p text:style-name="P5">[ŞY]Taşıt Yönetim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6.935cm" svg:y1="18.123cm" svg:x2="20.828cm" svg:y2="8.604cm" draw:start-shape="id3" draw:start-glue-point="1" draw:end-shape="id8" draw:end-glue-point="6" svg:d="M6935 18123l13893-9519" svg:viewBox="0 0 13894 9520">
          <text:p/>
        </draw:connector>
        <draw:custom-shape draw:name="[ŞY]ÜyeMüşteriYönetimi0" draw:style-name="gr4" draw:text-style-name="P5" xml:id="id9" draw:id="id9" draw:layer="layout" svg:width="8.572cm" svg:height="4.127cm" svg:x="21.145cm" svg:y="30.353cm">
          <text:p text:style-name="P5">[ŞY]Üye Müşteri Yönetim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line" svg:x1="6.935cm" svg:y1="18.123cm" svg:x2="21.145cm" svg:y2="32.417cm" draw:start-shape="id3" draw:start-glue-point="1" draw:end-shape="id9" draw:end-glue-point="6" svg:d="M6935 18123l14210 14294" svg:viewBox="0 0 14211 14295">
          <text:p/>
        </draw:connector>
        <draw:custom-shape draw:name="TaşıtKiralama0" draw:style-name="gr4" draw:text-style-name="P5" xml:id="id10" draw:id="id10" draw:layer="layout" svg:width="8.572cm" svg:height="4.127cm" svg:x="20.828cm" svg:y="1.778cm">
          <text:p text:style-name="P5">Taşıt Kirala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6.935cm" svg:y1="18.123cm" svg:x2="20.828cm" svg:y2="3.842cm" draw:start-shape="id3" draw:start-glue-point="1" draw:end-shape="id10" draw:end-glue-point="6" svg:d="M6935 18123l13893-14281" svg:viewBox="0 0 13894 14282">
          <text:p/>
        </draw:connector>
      </draw:page>
      <draw:page draw:name="page3" draw:style-name="dp1" draw:master-page-name="Default">
        <draw:g draw:name="Aktör2" xml:id="id11" draw:id="id11">
          <draw:line draw:style-name="gr1" draw:text-style-name="P1" draw:layer="layout" svg:x1="5.348cm" svg:y1="16.536cm" svg:x2="5.348cm" svg:y2="19.411cm">
            <text:p/>
          </draw:line>
          <draw:line draw:style-name="gr1" draw:text-style-name="P1" draw:layer="layout" svg:x1="5.348cm" svg:y1="19.393cm" svg:x2="4.078cm" svg:y2="20.98cm">
            <text:p/>
          </draw:line>
          <draw:line draw:style-name="gr1" draw:text-style-name="P1" draw:layer="layout" svg:x1="5.348cm" svg:y1="19.394cm" svg:x2="6.618cm" svg:y2="20.981cm">
            <text:p/>
          </draw:line>
          <draw:line draw:style-name="gr1" draw:text-style-name="P2" draw:layer="layout" svg:x1="5.348cm" svg:y1="17.17cm" svg:x2="6.935cm" svg:y2="18.758cm">
            <text:p/>
          </draw:line>
          <draw:line draw:style-name="gr1" draw:text-style-name="P2" draw:layer="layout" svg:x1="5.348cm" svg:y1="17.17cm" svg:x2="3.761cm" svg:y2="18.758cm">
            <text:p/>
          </draw:line>
          <draw:custom-shape draw:style-name="gr2" draw:text-style-name="P3" draw:layer="layout" svg:width="1.27cm" svg:height="1.27cm" svg:x="4.713cm" svg:y="15.2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3" draw:text-style-name="P4" draw:layer="layout" svg:width="6.861cm" svg:height="1.435cm" svg:x="1.902cm" svg:y="21.298cm">
          <draw:text-box>
            <text:p>Şirket Avukatı</text:p>
          </draw:text-box>
        </draw:frame>
        <draw:custom-shape draw:name="YazılımSistemineGiriş1" draw:style-name="gr4" draw:text-style-name="P5" xml:id="id12" draw:id="id12" draw:layer="layout" svg:width="8.572cm" svg:height="4.127cm" svg:x="20.928cm" svg:y="16.066cm">
          <text:p text:style-name="P5">Yazılım Sistemine Giriş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6.935cm" svg:y1="18.123cm" svg:x2="20.928cm" svg:y2="18.13cm" draw:start-shape="id11" draw:start-glue-point="1" draw:end-shape="id12" draw:end-glue-point="6" svg:d="M6935 18123l13993 7" svg:viewBox="0 0 13994 8">
          <text:p/>
        </draw:connector>
        <draw:custom-shape draw:name="ŞirketYönetimi1" draw:style-name="gr4" draw:text-style-name="P5" xml:id="id13" draw:id="id13" draw:layer="layout" svg:width="8.572cm" svg:height="4.127cm" svg:x="21.145cm" svg:y="20.828cm">
          <text:p text:style-name="P5">Şirket Yönetim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6.935cm" svg:y1="18.123cm" svg:x2="21.145cm" svg:y2="22.892cm" draw:start-shape="id11" draw:start-glue-point="1" draw:end-shape="id13" draw:end-glue-point="6" svg:d="M6935 18123l14210 4769" svg:viewBox="0 0 14211 4770">
          <text:p/>
        </draw:connector>
      </draw:page>
      <draw:page draw:name="page4" draw:style-name="dp1" draw:master-page-name="Default">
        <draw:g draw:name="Aktör3" xml:id="id14" draw:id="id14">
          <draw:line draw:style-name="gr1" draw:text-style-name="P1" draw:layer="layout" svg:x1="5.348cm" svg:y1="16.536cm" svg:x2="5.348cm" svg:y2="19.411cm">
            <text:p/>
          </draw:line>
          <draw:line draw:style-name="gr1" draw:text-style-name="P1" draw:layer="layout" svg:x1="5.348cm" svg:y1="19.393cm" svg:x2="4.078cm" svg:y2="20.98cm">
            <text:p/>
          </draw:line>
          <draw:line draw:style-name="gr1" draw:text-style-name="P1" draw:layer="layout" svg:x1="5.348cm" svg:y1="19.394cm" svg:x2="6.618cm" svg:y2="20.981cm">
            <text:p/>
          </draw:line>
          <draw:line draw:style-name="gr1" draw:text-style-name="P2" draw:layer="layout" svg:x1="5.348cm" svg:y1="17.17cm" svg:x2="6.935cm" svg:y2="18.758cm">
            <text:p/>
          </draw:line>
          <draw:line draw:style-name="gr1" draw:text-style-name="P2" draw:layer="layout" svg:x1="5.348cm" svg:y1="17.17cm" svg:x2="3.761cm" svg:y2="18.758cm">
            <text:p/>
          </draw:line>
          <draw:custom-shape draw:style-name="gr2" draw:text-style-name="P3" draw:layer="layout" svg:width="1.27cm" svg:height="1.27cm" svg:x="4.713cm" svg:y="15.2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YazılımSistemineGiriş2" draw:style-name="gr4" draw:text-style-name="P5" xml:id="id15" draw:id="id15" draw:layer="layout" svg:width="8.572cm" svg:height="4.127cm" svg:x="20.928cm" svg:y="16.066cm">
          <text:p text:style-name="P5">Yazılım Sistemine Giriş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6.935cm" svg:y1="18.123cm" svg:x2="20.928cm" svg:y2="18.13cm" draw:start-shape="id14" draw:start-glue-point="1" draw:end-shape="id15" draw:end-glue-point="6" svg:d="M6935 18123l13993 7" svg:viewBox="0 0 13994 8">
          <text:p/>
        </draw:connector>
        <draw:custom-shape draw:name="[ŞY]ŞubeYönetimi1" draw:style-name="gr4" draw:text-style-name="P5" xml:id="id16" draw:id="id16" draw:layer="layout" svg:width="8.572cm" svg:height="4.127cm" svg:x="20.828cm" svg:y="11.303cm">
          <text:p text:style-name="P5">[ŞY]Şube Yönetim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6.935cm" svg:y1="18.123cm" svg:x2="20.828cm" svg:y2="13.367cm" draw:start-shape="id14" draw:start-glue-point="1" draw:end-shape="id16" draw:end-glue-point="6" svg:d="M6935 18123l13893-4756" svg:viewBox="0 0 13894 4757">
          <text:p/>
        </draw:connector>
        <draw:custom-shape draw:name="[ŞY]PersonelYönetimi1" draw:style-name="gr4" draw:text-style-name="P5" xml:id="id17" draw:id="id17" draw:layer="layout" svg:width="8.572cm" svg:height="4.127cm" svg:x="21.145cm" svg:y="25.59cm">
          <text:p text:style-name="P5">[ŞY]Personel Yönetim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6.935cm" svg:y1="18.123cm" svg:x2="21.145cm" svg:y2="27.654cm" draw:start-shape="id14" draw:start-glue-point="1" draw:end-shape="id17" draw:end-glue-point="6" svg:d="M6935 18123l14210 9531" svg:viewBox="0 0 14211 9532">
          <text:p/>
        </draw:connector>
        <draw:custom-shape draw:name="[ŞY]TaşıtYönetimi1" draw:style-name="gr4" draw:text-style-name="P5" xml:id="id18" draw:id="id18" draw:layer="layout" svg:width="8.572cm" svg:height="4.127cm" svg:x="20.828cm" svg:y="6.54cm">
          <text:p text:style-name="P5">[ŞY]Taşıt Yönetim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6.935cm" svg:y1="18.123cm" svg:x2="20.828cm" svg:y2="8.604cm" draw:start-shape="id14" draw:start-glue-point="1" draw:end-shape="id18" draw:end-glue-point="6" svg:d="M6935 18123l13893-9519" svg:viewBox="0 0 13894 9520">
          <text:p/>
        </draw:connector>
        <draw:custom-shape draw:name="[ŞY]ÜyeMüşteriYönetimi1" draw:style-name="gr4" draw:text-style-name="P5" xml:id="id19" draw:id="id19" draw:layer="layout" svg:width="8.572cm" svg:height="4.127cm" svg:x="21.145cm" svg:y="30.353cm">
          <text:p text:style-name="P5">[ŞY]Üye Müşteri Yönetim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line" svg:x1="6.935cm" svg:y1="18.123cm" svg:x2="21.145cm" svg:y2="32.417cm" draw:start-shape="id14" draw:start-glue-point="1" draw:end-shape="id19" draw:end-glue-point="6" svg:d="M6935 18123l14210 14294" svg:viewBox="0 0 14211 14295">
          <text:p/>
        </draw:connector>
        <draw:custom-shape draw:name="TaşıtKiralama1" draw:style-name="gr4" draw:text-style-name="P5" xml:id="id20" draw:id="id20" draw:layer="layout" svg:width="8.572cm" svg:height="4.127cm" svg:x="20.828cm" svg:y="20.828cm">
          <text:p text:style-name="P5">Taşıt Kirala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6.935cm" svg:y1="18.123cm" svg:x2="20.828cm" svg:y2="22.892cm" draw:start-shape="id14" draw:start-glue-point="1" draw:end-shape="id20" draw:end-glue-point="6" svg:d="M6935 18123l13893 4769" svg:viewBox="0 0 13894 4770">
          <text:p/>
        </draw:connector>
        <draw:frame draw:style-name="gr3" draw:text-style-name="P4" draw:layer="layout" svg:width="6.033cm" svg:height="1.195cm" svg:x="2.195cm" svg:y="21.22cm">
          <draw:text-box>
            <text:p>Şube Müdürü</text:p>
          </draw:text-box>
        </draw:frame>
      </draw:page>
      <draw:page draw:name="page5" draw:style-name="dp1" draw:master-page-name="Default">
        <draw:g draw:name="Aktör4" xml:id="id21" draw:id="id21">
          <draw:line draw:style-name="gr1" draw:text-style-name="P1" draw:layer="layout" svg:x1="5.348cm" svg:y1="16.536cm" svg:x2="5.348cm" svg:y2="19.411cm">
            <text:p/>
          </draw:line>
          <draw:line draw:style-name="gr1" draw:text-style-name="P1" draw:layer="layout" svg:x1="5.348cm" svg:y1="19.393cm" svg:x2="4.078cm" svg:y2="20.98cm">
            <text:p/>
          </draw:line>
          <draw:line draw:style-name="gr1" draw:text-style-name="P1" draw:layer="layout" svg:x1="5.348cm" svg:y1="19.394cm" svg:x2="6.618cm" svg:y2="20.981cm">
            <text:p/>
          </draw:line>
          <draw:line draw:style-name="gr1" draw:text-style-name="P2" draw:layer="layout" svg:x1="5.348cm" svg:y1="17.17cm" svg:x2="6.935cm" svg:y2="18.758cm">
            <text:p/>
          </draw:line>
          <draw:line draw:style-name="gr1" draw:text-style-name="P2" draw:layer="layout" svg:x1="5.348cm" svg:y1="17.17cm" svg:x2="3.761cm" svg:y2="18.758cm">
            <text:p/>
          </draw:line>
          <draw:custom-shape draw:style-name="gr2" draw:text-style-name="P3" draw:layer="layout" svg:width="1.27cm" svg:height="1.27cm" svg:x="4.713cm" svg:y="15.2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YazılımSistemineGiriş3" draw:style-name="gr4" draw:text-style-name="P5" xml:id="id22" draw:id="id22" draw:layer="layout" svg:width="8.572cm" svg:height="4.127cm" svg:x="20.928cm" svg:y="16.066cm">
          <text:p text:style-name="P5">Yazılım Sistemine Giriş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6.935cm" svg:y1="18.123cm" svg:x2="20.928cm" svg:y2="18.13cm" draw:start-shape="id21" draw:start-glue-point="1" draw:end-shape="id22" draw:end-glue-point="6" svg:d="M6935 18123l13993 7" svg:viewBox="0 0 13994 8">
          <text:p/>
        </draw:connector>
        <draw:custom-shape draw:name="[ŞY]ÜyeMüşteriYönetimi2" draw:style-name="gr4" draw:text-style-name="P5" xml:id="id23" draw:id="id23" draw:layer="layout" svg:width="8.572cm" svg:height="4.127cm" svg:x="20.828cm" svg:y="11.303cm">
          <text:p text:style-name="P5">[ŞY]Üye Müşteri Yönetim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line" svg:x1="6.935cm" svg:y1="18.123cm" svg:x2="20.828cm" svg:y2="13.367cm" draw:start-shape="id21" draw:start-glue-point="1" draw:end-shape="id23" draw:end-glue-point="6" svg:d="M6935 18123l13893-4756" svg:viewBox="0 0 13894 4757">
          <text:p/>
        </draw:connector>
        <draw:custom-shape draw:name="TaşıtKiralama2" draw:style-name="gr4" draw:text-style-name="P5" xml:id="id24" draw:id="id24" draw:layer="layout" svg:width="8.572cm" svg:height="4.127cm" svg:x="20.828cm" svg:y="20.828cm">
          <text:p text:style-name="P5">Taşıt Kirala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6.935cm" svg:y1="18.123cm" svg:x2="20.828cm" svg:y2="22.892cm" draw:start-shape="id21" draw:start-glue-point="1" draw:end-shape="id24" draw:end-glue-point="6" svg:d="M6935 18123l13893 4769" svg:viewBox="0 0 13894 4770">
          <text:p/>
        </draw:connector>
        <draw:frame draw:style-name="gr14" draw:text-style-name="P4" draw:layer="layout" svg:width="4.345cm" svg:height="2.139cm" svg:x="3.195cm" svg:y="21.22cm">
          <draw:text-box>
            <text:p>Kiralama Personeli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Regular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02cm" svg:stroke-color="#2a6099" draw:marker-start-width="0.356cm" draw:marker-start-center="false" draw:marker-end-width="0.356cm" draw:marker-end-center="false" draw:fill="solid" draw:fill-color="#ffffff" draw:opacity="85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8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style-name="Regular" style:font-family-generic="swiss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102cm" svg:stroke-color="#2a6099" draw:marker-start-width="0.356cm" draw:marker-end-width="0.356cm" draw:fill="none" draw:opacity="85%" draw:shadow-opacity="85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08cm" fo:margin-bottom="0.508cm" fo:margin-left="0.508cm" fo:margin-right="0.508cm" fo:page-width="30.48cm" fo:page-height="40.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9-02T22:27:02.181000000</dc:date>
    <meta:editing-duration>PT1H5M46S</meta:editing-duration>
    <meta:editing-cycles>32</meta:editing-cycles>
    <meta:generator>LibreOffice/7.3.2.2$Windows_X86_64 LibreOffice_project/49f2b1bff42cfccbd8f788c8dc32c1c309559be0</meta:generator>
    <meta:document-statistic meta:object-count="78"/>
  </office:meta>
</office:document-meta>
</file>